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1. Podpoříte vyhlášku, která zaváže Prahu a všechny městské organizace, aby zveřejňovaly smlouvy na Internetu (a to včetně metadat)?</text:p>
          </table:table-cell>
          <table:table-cell table:style-name="ce1" office:value-type="string" calcext:value-type="string">
            <text:p>Ano, navíc zlepšíme současný registr</text:p>
          </table:table-cell>
        </table:table-row>
        <table:table-row table:style-name="ro2">
          <table:table-cell table:style-name="ce1" office:value-type="string" calcext:value-type="string">
            <text:p>2. Souhlasíte s tím, aby Praha příští 4 roky nezvyšovala reálné jízdné v MHD?</text:p>
          </table:table-cell>
          <table:table-cell table:style-name="ce1" office:value-type="string" calcext:value-type="string">
            <text:p>Ano, v dopravním podniku se dá ušetřit </text:p>
          </table:table-cell>
        </table:table-row>
        <table:table-row table:style-name="ro2">
          <table:table-cell table:style-name="ce1" office:value-type="string" calcext:value-type="string">
            <text:p>3. Souhlasíte s tím, aby o zásadních otázkách rozhodovali Pražané v referendu?</text:p>
          </table:table-cell>
          <table:table-cell table:style-name="ce1" office:value-type="string" calcext:value-type="string">
            <text:p>Ano, referenda navíc vždy respektujeme</text:p>
          </table:table-cell>
        </table:table-row>
        <table:table-row table:style-name="ro3">
          <table:table-cell table:style-name="ce1" office:value-type="string" calcext:value-type="string">
            <text:p>4. Budete prosazovat, aby Praha začala používat svobodný software namísto software s uzavřeným kódem?</text:p>
          </table:table-cell>
          <table:table-cell table:style-name="ce1" office:value-type="string" calcext:value-type="string">
            <text:p>Ano, začali s tím už v Městské knihovně</text:p>
          </table:table-cell>
        </table:table-row>
        <table:table-row table:style-name="ro1">
          <table:table-cell table:style-name="ce1" office:value-type="string" calcext:value-type="string">
            <text:p>5. Souhlasíte s tím, aby byla část rozpočtu Prahy vyčleněna na participativní rozpočtování, tedy že by o části rozpočtu rozhodovali přímo Pražané?</text:p>
          </table:table-cell>
          <table:table-cell table:style-name="ce1" office:value-type="string" calcext:value-type="string">
            <text:p>Ano, ve straně ho používáme a funguje</text:p>
          </table:table-cell>
        </table:table-row>
        <table:table-row table:style-name="ro3">
          <table:table-cell table:style-name="ce1" office:value-type="string" calcext:value-type="string">
            <text:p>6. Souhlasíte s vyhláškou, která zakazuje požívání alkoholu na velké části veřejných prostranství Prahy, například na Petříně?</text:p>
          </table:table-cell>
          <table:table-cell table:style-name="ce1" office:value-type="string" calcext:value-type="string">
            <text:p>Ne, chceme ji zrevidovat</text:p>
          </table:table-cell>
        </table:table-row>
        <table:table-row table:style-name="ro3">
          <table:table-cell table:style-name="ce1" office:value-type="string" calcext:value-type="string">
            <text:p>7. Podpoříte vyhlášku, která by školám zřizovaným Prahou nařizovala uvolňovat zaměstnanecká díla pod svobodnou licencí?</text:p>
          </table:table-cell>
          <table:table-cell table:style-name="ce1" office:value-type="string" calcext:value-type="string">
            <text:p>Ano, díla vytvářejí za veřejné peníze</text:p>
          </table:table-cell>
        </table:table-row>
        <table:table-row table:style-name="ro1">
          <table:table-cell table:style-name="ce1" office:value-type="string" calcext:value-type="string">
            <text:p>Jaké jsou vaše priority v oblasti dopravy?</text:p>
          </table:table-cell>
          <table:table-cell table:style-name="ce1" office:value-type="string" calcext:value-type="string">
            <text:p>stavba metra D do Písnice, dokončení městského okruhu, analýza rozvoje městské železnice, WiFi v MHD, analýza zavedení bezplatné MHD</text:p>
          </table:table-cell>
        </table:table-row>
        <table:table-row table:style-name="ro1">
          <table:table-cell table:style-name="ce1" office:value-type="string" calcext:value-type="string">
            <text:p>Jak se budete snažit oddlužit hlavní město?</text:p>
          </table:table-cell>
          <table:table-cell table:style-name="ce1" office:value-type="string" calcext:value-type="string">
            <text:p>Vypovíme nevýhodné smlouvy (např. v oblasti IT), zprůhledníme hospodaření městských společností, a snížíme tak prostor pro korupci</text:p>
          </table:table-cell>
        </table:table-row>
        <table:table-row table:style-name="ro1">
          <table:table-cell table:style-name="ce1" office:value-type="string" calcext:value-type="string">
            <text:p>Jak byste pokračovali s přípravou územního plánu Prahy?</text:p>
          </table:table-cell>
          <table:table-cell table:style-name="ce1" office:value-type="string" calcext:value-type="string">
            <text:p>Lidé mají mít možnost územní plán připomínkovat, město by jejich připomínky mělo vyhodnotit a o důležitých otázkách vypsat referendum</text:p>
          </table:table-cell>
        </table:table-row>
        <table:table-row table:style-name="ro4" table:number-rows-repeated="1048565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.00.0000</text:date>, <text:time style:data-style-name="N2" text:time-value="16:58:55.54123117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9-01T11:17:56</meta:creation-date>
    <dc:date>2014-09-02T17:11:16.380212536</dc:date>
    <dc:creator>jakub </dc:creator>
    <meta:editing-duration>P0D</meta:editing-duration>
    <meta:editing-cycles>2</meta:editing-cycles>
    <meta:generator>LibreOffice/4.2.4.2$Linux_X86_64 LibreOffice_project/420m0$Build-2</meta:generator>
    <meta:document-statistic meta:table-count="1" meta:cell-count="20" meta:object-count="0"/>
  </office:meta>
</office:document-meta>
</file>